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874d" officeooo:paragraph-rsid="0003874d" style:font-weight-asian="bold" style:font-weight-complex="bold"/>
    </style:style>
    <style:style style:name="P2" style:family="paragraph" style:parent-style-name="Standard">
      <style:text-properties fo:font-weight="bold" officeooo:rsid="0003874d" officeooo:paragraph-rsid="00051497" style:font-weight-asian="bold" style:font-weight-complex="bold"/>
    </style:style>
    <style:style style:name="P3" style:family="paragraph" style:parent-style-name="Standard">
      <style:text-properties fo:font-weight="bold" officeooo:rsid="00051497" officeooo:paragraph-rsid="00051497" style:font-weight-asian="bold" style:font-weight-complex="bold"/>
    </style:style>
    <style:style style:name="P4" style:family="paragraph" style:parent-style-name="Standard">
      <style:text-properties fo:font-weight="bold" officeooo:rsid="00051497" officeooo:paragraph-rsid="0006a31f" style:font-weight-asian="bold" style:font-weight-complex="bold"/>
    </style:style>
    <style:style style:name="P5" style:family="paragraph" style:parent-style-name="Standard">
      <style:text-properties fo:font-weight="normal" officeooo:rsid="0003874d" officeooo:paragraph-rsid="0003874d" style:font-weight-asian="normal" style:font-weight-complex="normal"/>
    </style:style>
    <style:style style:name="P6" style:family="paragraph" style:parent-style-name="Standard">
      <style:text-properties fo:font-weight="normal" officeooo:rsid="00051497" officeooo:paragraph-rsid="00051497" style:font-weight-asian="normal" style:font-weight-complex="normal"/>
    </style:style>
    <style:style style:name="P7" style:family="paragraph" style:parent-style-name="Standard">
      <style:text-properties fo:font-weight="normal" officeooo:rsid="0005ddcc" officeooo:paragraph-rsid="0005ddcc" style:font-weight-asian="normal" style:font-weight-complex="normal"/>
    </style:style>
    <style:style style:name="P8" style:family="paragraph" style:parent-style-name="Standard">
      <style:text-properties fo:font-weight="normal" officeooo:rsid="0006a31f" officeooo:paragraph-rsid="0006a31f" style:font-weight-asian="normal" style:font-weight-complex="normal"/>
    </style:style>
    <style:style style:name="P9" style:family="paragraph" style:parent-style-name="Standard">
      <style:text-properties fo:font-weight="normal" officeooo:rsid="0006a31f" officeooo:paragraph-rsid="00077591" style:font-weight-asian="normal" style:font-weight-complex="normal"/>
    </style:style>
    <style:style style:name="P10" style:family="paragraph" style:parent-style-name="Standard">
      <style:text-properties fo:font-weight="normal" officeooo:rsid="00077591" officeooo:paragraph-rsid="00077591" style:font-weight-asian="normal" style:font-weight-complex="normal"/>
    </style:style>
    <style:style style:name="P11" style:family="paragraph" style:parent-style-name="Standard">
      <style:text-properties fo:font-weight="bold" officeooo:rsid="0003874d" officeooo:paragraph-rsid="0003874d" style:font-weight-asian="bold" style:font-weight-complex="bold"/>
    </style:style>
    <style:style style:name="P12" style:family="paragraph" style:parent-style-name="Standard">
      <style:text-properties officeooo:paragraph-rsid="0003874d"/>
    </style:style>
    <style:style style:name="P13" style:family="paragraph" style:parent-style-name="Standard">
      <style:text-properties officeooo:rsid="00078bed" officeooo:paragraph-rsid="00078bed"/>
    </style:style>
    <style:style style:name="P14" style:family="paragraph" style:parent-style-name="Standard">
      <style:text-properties officeooo:rsid="00078bed" officeooo:paragraph-rsid="00078bed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1497" style:font-weight-asian="bold" style:font-weight-complex="bold"/>
    </style:style>
    <style:style style:name="T3" style:family="text">
      <style:text-properties fo:font-weight="bold" officeooo:rsid="00077591" style:font-weight-asian="bold" style:font-weight-complex="bold"/>
    </style:style>
    <style:style style:name="T4" style:family="text">
      <style:text-properties fo:font-weight="bold" officeooo:rsid="0003874d" style:font-weight-asian="bold" style:font-weight-complex="bold"/>
    </style:style>
    <style:style style:name="T5" style:family="text">
      <style:text-properties officeooo:rsid="00051497"/>
    </style:style>
    <style:style style:name="T6" style:family="text">
      <style:text-properties officeooo:rsid="0005ddcc"/>
    </style:style>
    <style:style style:name="T7" style:family="text">
      <style:text-properties officeooo:rsid="000775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t</text:span><text:span text:style-name="T1">ema3(interfaz grafica de usuario)</text:span></text:p>
      <text:p text:style-name="P13"><text:span text:style-name="T1"/></text:p>
      <text:p text:style-name="P12"><text:span text:style-name="T4">--objetivos</text:span></text:p>
      <text:p text:style-name="P5">conocer la arquitectura de capas MVC</text:p>
      <text:p text:style-name="P5">dotar de un interfaz gracfico (GUI) usando MVC</text:p>
      <text:p text:style-name="P5">biblioteca GTK para la creacion de GUIs</text:p>
      <text:p text:style-name="P5">crear el GUI usando la herramienta Stetic</text:p>
      <text:p text:style-name="P5"/>
      <text:p text:style-name="P1">--MVC I</text:p>
      <text:p text:style-name="P5">surge junto Smaltalk durante los años 70</text:p>
      <text:p text:style-name="P5">aplicable al desarrollo de cualquier lenguaje de programacion</text:p>
      <text:p text:style-name="P5">no es necesario la POO<text:line-break/>consisten en divir el codigo en tres capas: (1)Modelo, (2) Vistas (3) Controlador</text:p>
      <text:p text:style-name="P5"/>
      <text:p text:style-name="P2">--MVC II</text:p>
      <text:p text:style-name="P5">las capas implican mayor potabilidad y adaptación a los requerimientos del usuario</text:p>
      <text:p text:style-name="P5">puedes sustituir una capa sin afectar al resto</text:p>
      <text:p text:style-name="P5"/>
      <text:p text:style-name="P5"/>
      <text:p text:style-name="P1">--(1)Modelo -capa de aplicion- <text:span text:style-name="T5">(independiente)</text:span></text:p>
      <text:p text:style-name="P5">representacion ‘software’ del problema a resolver</text:p>
      <text:p text:style-name="P5">proporciona los metodos necesarios para modficar y consultar los datos del modelo (get set)</text:p>
      <text:p text:style-name="P5">los modelos no se comunican con las vistas</text:p>
      <text:p text:style-name="P5">1 modelo =(puede tener asociado)=&gt; varias vistas {representar mismos datos de forma distinta}</text:p>
      <text:p text:style-name="P5"/>
      <text:p text:style-name="P1">--(2)Vista -capa de presentación- </text:p>
      <text:p text:style-name="P5">sirven para mostrar los datos del modelo</text:p>
      <text:p text:style-name="P6">envia las acciones del usuario al controlador</text:p>
      <text:p text:style-name="P5">la vista puede ser modo grafico o texto</text:p>
      <text:p text:style-name="P5">asociación bidireccional → solicitan informacion y puede modificar la del modelo ←</text:p>
      <text:p text:style-name="P5">vistas compuestas (top view) = vista principal compuesta por subvistas</text:p>
      <text:p text:style-name="P5"/>
      <text:p text:style-name="P1">--(3)Controlador -capa de interacción- <text:span text:style-name="T5">(depende de ambos)</text:span></text:p>
      <text:p text:style-name="P5">codigo que hace <text:s/>de interfaz entre los dispositivos de entrada y las capas de vista y modelo</text:p>
      <text:p text:style-name="P5">codigo que permite al usuario interactuar con las vistas</text:p>
      <text:p text:style-name="P6">proporciona datos del modelo a la vista e interpreta acciones del usuario</text:p>
      <text:p text:style-name="P5">la librería grafica Gtk+ proporciona el codigo de esta etapa</text:p>
      <text:p text:style-name="P5"/>
      <text:p text:style-name="P5"/>
      <text:p text:style-name="P3">--Gtk+ I</text:p>
      <text:p text:style-name="P6">biblioteca de creacion de interfaces</text:p>
      <text:p text:style-name="P6">multiplataforma</text:p>
      <text:p text:style-name="P6">permite crear aplicaciones web usando el backend Broadway</text:p>
      <text:p text:style-name="P6">comenzó su desarrollo formando parte de la aplicaión Gimp</text:p>
      <text:p text:style-name="P6"/>
      <text:p text:style-name="P6"/>
      <text:p text:style-name="P6"/>
      <text:p text:style-name="P6"/>
      <text:p text:style-name="P6"/>
      <text:p text:style-name="P3"><text:soft-page-break/>--Gtk+ II</text:p>
      <text:p text:style-name="P7">actualizado un par de veces al año</text:p>
      <text:p text:style-name="P7">la adaptación para C# se llama GtkSharp (basada en Gtk+ 2.x.y)</text:p>
      <text:p text:style-name="P7"/>
      <text:p text:style-name="P4">--Gtk+ <text:span text:style-name="T6">biblioteca</text:span></text:p>
      <text:p text:style-name="P7">compendia de una serire de bibliotecas: gtk, gdk, glib, gobject, gdkPixbuf, GIO, Atk</text:p>
      <text:p text:style-name="P7">estrucutra interna =&gt; jerarquía de clases formada por varios arbol con herencia simple</text:p>
      <text:p text:style-name="P7">los arboles represnetan cada una de las bibliotecas mencionadas</text:p>
      <text:p text:style-name="P7"/>
      <text:p text:style-name="P8">--<text:span text:style-name="T2">Gtk+ </text:span><text:span text:style-name="T1">Programacion dirigida por enventos</text:span></text:p>
      <text:p text:style-name="P8">Los elementos de la interfaz (widgets) definen una serie de eventos que pueden emitir cuando el usuario interactuca con ellos.</text:p>
      <text:p text:style-name="P8">Cada evento representa aquello que el widget quiere comunicar.</text:p>
      <text:p text:style-name="P8">El programar conecta estos eventos a los metodos o funciones de su codigo que hacen de manejador o callback.</text:p>
      <text:p text:style-name="P8"/>
      <text:p text:style-name="P8">--<text:span text:style-name="T2">Gtk+ </text:span><text:span text:style-name="T1">Jerarquía de widgets</text:span></text:p>
      <text:p text:style-name="P8">Normalmente un widget solo contiene otro widget</text:p>
      <text:p text:style-name="P8">Esto se soluciona con los contenedores, gestionan el espacio que coupan y deciden que hacer cuando cambia el tamaño del espaci<text:span text:style-name="T7">o</text:span></text:p>
      <text:p text:style-name="P8"/>
      <text:p text:style-name="P9">--<text:span text:style-name="T2">Gtk+ </text:span><text:span text:style-name="T3">Stetic</text:span></text:p>
      <text:p text:style-name="P10">Incluido en MonoDevelop</text:p>
      <text:p text:style-name="P10">No necesario, pero simplifica el trabajo de creación de la vista y la conexión con el modelo, al hacer uso de clases parciale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50:42.796258323</meta:creation-date>
    <dc:date>2017-03-23T12:24:08.329480139</dc:date>
    <meta:editing-duration>PT16M27S</meta:editing-duration>
    <meta:editing-cycles>5</meta:editing-cycles>
    <meta:generator>LibreOffice/5.2.6.2$Linux_X86_64 LibreOffice_project/20m0$Build-2</meta:generator>
    <meta:document-statistic meta:table-count="0" meta:image-count="0" meta:object-count="0" meta:page-count="2" meta:paragraph-count="51" meta:word-count="446" meta:character-count="2753" meta:non-whitespace-character-count="2368"/>
  </office:meta>
</office:document-meta>
</file>